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9"/>
    <style:style style:name="P2"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mules et algorithmes utilisés dans <text:span text:style-name="T1">Virtuelium</text:span></text:h>
      <text:h text:style-name="P2" text:outline-level="2">Unités et formules de la radiométrie</text:h>
      <text:h text:style-name="Heading_20_3" text:outline-level="3">Énergie d'un photon et spectre lumineux </text:h>
      <text:p text:style-name="Text_20_body">Chaque photon possède une énergie propre, <text:span text:style-name="T1"><draw:frame draw:style-name="fr1" draw:name="Objet1" text:anchor-type="as-char" svg:width="0.482cm" svg:height="0.504cm" draw:z-index="0"><draw:object xlink:href="./Object 1" xlink:type="simple" xlink:show="embed" xlink:actuate="onLoad"/><draw:image xlink:href="./ObjectReplacements/Object 1" xlink:type="simple" xlink:show="embed" xlink:actuate="onLoad"/></draw:frame></text:span><text:span text:style-name="T1">,</text:span><text:span text:style-name="T2"> exprimé en Joules ou en Électron-volts</text:span>. Cette énergie est en relation directe avec sa fréquence de vibration, <draw:frame draw:style-name="fr1" draw:name="Objet2" text:anchor-type="as-char" svg:width="0.453cm" svg:height="0.504cm" draw:z-index="1"><draw:object xlink:href="./Object 2" xlink:type="simple" xlink:show="embed" xlink:actuate="onLoad"/><draw:image xlink:href="./ObjectReplacements/Object 2" xlink:type="simple" xlink:show="embed" xlink:actuate="onLoad"/></draw:frame>, par la relation <draw:frame draw:style-name="fr1" draw:name="Objet3" text:anchor-type="as-char" svg:width="1.399cm" svg:height="0.504cm" draw:z-index="2"><draw:object xlink:href="./Object 3" xlink:type="simple" xlink:show="embed" xlink:actuate="onLoad"/><draw:image xlink:href="./ObjectReplacements/Object 3" xlink:type="simple" xlink:show="embed" xlink:actuate="onLoad"/></draw:frame> où <draw:frame draw:style-name="fr1" draw:name="Objet4" text:anchor-type="as-char" svg:width="0.427cm" svg:height="0.504cm" draw:z-index="3"><draw:object xlink:href="./Object 4" xlink:type="simple" xlink:show="embed" xlink:actuate="onLoad"/><draw:image xlink:href="./ObjectReplacements/Object 4" xlink:type="simple" xlink:show="embed" xlink:actuate="onLoad"/></draw:frame> est la constante de Planck<text:line-break/>(<draw:frame draw:style-name="fr1" draw:name="Objet5" text:anchor-type="as-char" svg:width="4.819cm" svg:height="0.564cm" draw:z-index="4"><draw:object xlink:href="./Object 5" xlink:type="simple" xlink:show="embed" xlink:actuate="onLoad"/><draw:image xlink:href="./ObjectReplacements/Object 5" xlink:type="simple" xlink:show="embed" xlink:actuate="onLoad"/></draw:frame>). Il est aussi possible de caractériser un photon par sa longueur d'onde, <draw:frame draw:style-name="fr1" draw:name="Objet12" text:anchor-type="as-char" svg:width="0.441cm" svg:height="0.504cm" draw:z-index="10"><draw:object xlink:href="./Object 12" xlink:type="simple" xlink:show="embed" xlink:actuate="onLoad"/><draw:image xlink:href="./ObjectReplacements/Object 12" xlink:type="simple" xlink:show="embed" xlink:actuate="onLoad"/></draw:frame>, en utilisant la relation <draw:frame draw:style-name="fr1" draw:name="Objet6" text:anchor-type="as-char" svg:width="2.683cm" svg:height="0.504cm" draw:z-index="5"><draw:object xlink:href="./Object 6" xlink:type="simple" xlink:show="embed" xlink:actuate="onLoad"/><draw:image xlink:href="./ObjectReplacements/Object 6" xlink:type="simple" xlink:show="embed" xlink:actuate="onLoad"/></draw:frame>.</text:p>
      <text:p text:style-name="Text_20_body">La lumière naturelle est composée de nombreux photons aux énergies différentes. Il devient donc possible de décomposer un flux lumineux (mais aussi une luminance et toute propriété en relation avec l'énergie lumineuse) en un spectre. Un spectre, <draw:frame draw:style-name="fr1" draw:name="Objet13" text:anchor-type="as-char" svg:width="1.034cm" svg:height="0.504cm" draw:z-index="21"><draw:object xlink:href="./Object 13" xlink:type="simple" xlink:show="embed" xlink:actuate="onLoad"/><draw:image xlink:href="./ObjectReplacements/Object 13" xlink:type="simple" xlink:show="embed" xlink:actuate="onLoad"/></draw:frame>, est une fonction qui s'obtient avec la relation <draw:frame draw:style-name="fr1" draw:name="Objet7" text:anchor-type="as-char" svg:width="3.103cm" svg:height="0.504cm" draw:z-index="22"><draw:object xlink:href="./Object 7" xlink:type="simple" xlink:show="embed" xlink:actuate="onLoad"/><draw:image xlink:href="./ObjectReplacements/Object 7" xlink:type="simple" xlink:show="embed" xlink:actuate="onLoad"/></draw:frame>.</text:p>
      <text:p text:style-name="Text_20_body">L'ensemble des grandeurs indiquées par la suite peuvent être décomposée selon un spectre.</text:p>
      <text:h text:style-name="Heading_20_3" text:outline-level="3">Flux énergétique</text:h>
      <text:p text:style-name="Text_20_body">Le flux énergétique, <draw:frame draw:style-name="fr1" draw:name="Objet11" text:anchor-type="as-char" svg:width="0.506cm" svg:height="0.504cm" draw:z-index="9"><draw:object xlink:href="./Object 11" xlink:type="simple" xlink:show="embed" xlink:actuate="onLoad"/><draw:image xlink:href="./ObjectReplacements/Object 11" xlink:type="simple" xlink:show="embed" xlink:actuate="onLoad"/></draw:frame>, est la puissance lumineuse traversant une surface et s'exprime en <draw:frame draw:style-name="fr1" draw:name="Objet19" text:anchor-type="as-char" svg:width="0.554cm" svg:height="0.504cm" draw:z-index="16"><draw:object xlink:href="./Object 19" xlink:type="simple" xlink:show="embed" xlink:actuate="onLoad"/><draw:image xlink:href="./ObjectReplacements/Object 19" xlink:type="simple" xlink:show="embed" xlink:actuate="onLoad"/></draw:frame>. Il est obtenu par la formule : <draw:frame draw:style-name="fr1" draw:name="Objet8" text:anchor-type="as-char" svg:width="2.388cm" svg:height="0.504cm" draw:z-index="6"><draw:object xlink:href="./Object 8" xlink:type="simple" xlink:show="embed" xlink:actuate="onLoad"/><draw:image xlink:href="./ObjectReplacements/Object 8" xlink:type="simple" xlink:show="embed" xlink:actuate="onLoad"/></draw:frame>, <draw:frame draw:style-name="fr1" draw:name="Objet9" text:anchor-type="as-char" svg:width="0.482cm" svg:height="0.504cm" draw:z-index="7"><draw:object xlink:href="./Object 9" xlink:type="simple" xlink:show="embed" xlink:actuate="onLoad"/><draw:image xlink:href="./ObjectReplacements/Object 9" xlink:type="simple" xlink:show="embed" xlink:actuate="onLoad"/></draw:frame> étant la somme de l'énergie des photons ayant traversé la surface considéré.</text:p>
      <text:h text:style-name="Heading_20_3" text:outline-level="3">L'intensité</text:h>
      <text:p text:style-name="Text_20_body">L'intensité, <draw:frame draw:style-name="fr1" draw:name="Objet10" text:anchor-type="as-char" svg:width="0.369cm" svg:height="0.504cm" draw:z-index="8"><draw:object xlink:href="./Object 10" xlink:type="simple" xlink:show="embed" xlink:actuate="onLoad"/><draw:image xlink:href="./ObjectReplacements/Object 10" xlink:type="simple" xlink:show="embed" xlink:actuate="onLoad"/></draw:frame>, mesure le flux quittant un point dans une direction de l'espace <draw:frame draw:style-name="fr1" draw:name="Objet15" text:anchor-type="as-char" svg:width="0.534cm" svg:height="0.504cm" draw:z-index="12"><draw:object xlink:href="./Object 15" xlink:type="simple" xlink:show="embed" xlink:actuate="onLoad"/><draw:image xlink:href="./ObjectReplacements/Object 15" xlink:type="simple" xlink:show="embed" xlink:actuate="onLoad"/></draw:frame>. Elle s'obtient à partir de la formule suivante : <draw:frame draw:style-name="fr1" draw:name="Objet14" text:anchor-type="as-char" svg:width="2.856cm" svg:height="0.504cm" draw:z-index="11"><draw:object xlink:href="./Object 14" xlink:type="simple" xlink:show="embed" xlink:actuate="onLoad"/><draw:image xlink:href="./ObjectReplacements/Object 14" xlink:type="simple" xlink:show="embed" xlink:actuate="onLoad"/></draw:frame> et s'exprime en <draw:frame draw:style-name="fr1" draw:name="Objet18" text:anchor-type="as-char" svg:width="1.332cm" svg:height="0.559cm" draw:z-index="15"><draw:object xlink:href="./Object 18" xlink:type="simple" xlink:show="embed" xlink:actuate="onLoad"/><draw:image xlink:href="./ObjectReplacements/Object 18" xlink:type="simple" xlink:show="embed" xlink:actuate="onLoad"/></draw:frame>.</text:p>
      <text:h text:style-name="Heading_20_3" text:outline-level="3">La radiosité</text:h>
      <text:p text:style-name="Text_20_body">La radiosité, <draw:frame draw:style-name="fr1" draw:name="Objet16" text:anchor-type="as-char" svg:width="0.485cm" svg:height="0.504cm" draw:z-index="13"><draw:object xlink:href="./Object 16" xlink:type="simple" xlink:show="embed" xlink:actuate="onLoad"/><draw:image xlink:href="./ObjectReplacements/Object 16" xlink:type="simple" xlink:show="embed" xlink:actuate="onLoad"/></draw:frame>, mesure le flux émis (ou reémis) par une surface en un point <draw:frame draw:style-name="fr1" draw:name="Objet26" text:anchor-type="as-char" svg:width="0.422cm" svg:height="0.504cm" draw:z-index="23"><draw:object xlink:href="./Object 26" xlink:type="simple" xlink:show="embed" xlink:actuate="onLoad"/><draw:image xlink:href="./ObjectReplacements/Object 26" xlink:type="simple" xlink:show="embed" xlink:actuate="onLoad"/></draw:frame>. Elle se calcule par <draw:frame draw:style-name="fr1" draw:name="Objet20" text:anchor-type="as-char" svg:width="3.23cm" svg:height="0.504cm" draw:z-index="17"><draw:object xlink:href="./Object 20" xlink:type="simple" xlink:show="embed" xlink:actuate="onLoad"/><draw:image xlink:href="./ObjectReplacements/Object 20" xlink:type="simple" xlink:show="embed" xlink:actuate="onLoad"/></draw:frame> et s'exprime en <draw:frame draw:style-name="fr1" draw:name="Objet17" text:anchor-type="as-char" svg:width="1.296cm" svg:height="0.559cm" draw:z-index="14"><draw:object xlink:href="./Object 17" xlink:type="simple" xlink:show="embed" xlink:actuate="onLoad"/><draw:image xlink:href="./ObjectReplacements/Object 17" xlink:type="simple" xlink:show="embed" xlink:actuate="onLoad"/></draw:frame>.</text:p>
      <text:h text:style-name="Heading_20_3" text:outline-level="3">L'éclairement énergétique</text:h>
      <text:p text:style-name="Text_20_body">L'éclairement énergétique, <draw:frame draw:style-name="fr1" draw:name="Objet21" text:anchor-type="as-char" svg:width="0.482cm" svg:height="0.504cm" draw:z-index="18"><draw:object xlink:href="./Object 21" xlink:type="simple" xlink:show="embed" xlink:actuate="onLoad"/><draw:image xlink:href="./ObjectReplacements/Object 21" xlink:type="simple" xlink:show="embed" xlink:actuate="onLoad"/></draw:frame>, mesure le flux reçue sur une surface en un point <draw:frame draw:style-name="fr1" draw:name="Objet27" text:anchor-type="as-char" svg:width="0.422cm" svg:height="0.504cm" draw:z-index="24"><draw:object xlink:href="./Object 27" xlink:type="simple" xlink:show="embed" xlink:actuate="onLoad"/><draw:image xlink:href="./ObjectReplacements/Object 27" xlink:type="simple" xlink:show="embed" xlink:actuate="onLoad"/></draw:frame>. Il s'agit d'un processus exactement inverse à la radiosité et se calcul donc par la même formule : <draw:frame draw:style-name="fr1" draw:name="Objet22" text:anchor-type="as-char" svg:width="3.246cm" svg:height="0.504cm" draw:z-index="19"><draw:object xlink:href="./Object 22" xlink:type="simple" xlink:show="embed" xlink:actuate="onLoad"/><draw:image xlink:href="./ObjectReplacements/Object 22" xlink:type="simple" xlink:show="embed" xlink:actuate="onLoad"/></draw:frame>.</text:p>
      <text:h text:style-name="Heading_20_3" text:outline-level="3">La luminance énergétique</text:h>
      <text:p text:style-name="Text_20_body">La luminance énergétique, <draw:frame draw:style-name="fr1" draw:name="Objet25" text:anchor-type="as-char" svg:width="0.462cm" svg:height="0.504cm" draw:z-index="20"><draw:object xlink:href="./Object 25" xlink:type="simple" xlink:show="embed" xlink:actuate="onLoad"/><draw:image xlink:href="./ObjectReplacements/Object 25" xlink:type="simple" xlink:show="embed" xlink:actuate="onLoad"/></draw:frame>, le flux quittant ou arrivant sur une surface en un point <draw:frame draw:style-name="fr1" draw:name="Objet28" text:anchor-type="as-char" svg:width="0.422cm" svg:height="0.504cm" draw:z-index="25"><draw:object xlink:href="./Object 28" xlink:type="simple" xlink:show="embed" xlink:actuate="onLoad"/><draw:image xlink:href="./ObjectReplacements/Object 28" xlink:type="simple" xlink:show="embed" xlink:actuate="onLoad"/></draw:frame> et dans une direction <draw:frame draw:style-name="fr1" draw:name="Objet29" text:anchor-type="as-char" svg:width="0.534cm" svg:height="0.504cm" draw:z-index="26"><draw:object xlink:href="./Object 29" xlink:type="simple" xlink:show="embed" xlink:actuate="onLoad"/><draw:image xlink:href="./ObjectReplacements/Object 29" xlink:type="simple" xlink:show="embed" xlink:actuate="onLoad"/></draw:frame>. Elle s'exprime donc en <draw:frame draw:style-name="fr1" draw:name="Objet30" text:anchor-type="as-char" svg:width="2.328cm" svg:height="0.564cm" draw:z-index="27"><draw:object xlink:href="./Object 30" xlink:type="simple" xlink:show="embed" xlink:actuate="onLoad"/><draw:image xlink:href="./ObjectReplacements/Object 30" xlink:type="simple" xlink:show="embed" xlink:actuate="onLoad"/></draw:frame> et se calcule à partir de la formule : <draw:frame draw:style-name="fr1" draw:name="Objet31" text:anchor-type="as-char" svg:width="6.512cm" svg:height="0.564cm" draw:z-index="28"><draw:object xlink:href="./Object 31" xlink:type="simple" xlink:show="embed" xlink:actuate="onLoad"/><draw:image xlink:href="./ObjectReplacements/Object 31" xlink:type="simple" xlink:show="embed" xlink:actuate="onLoad"/></draw:frame> où <draw:frame draw:style-name="fr1" draw:name="Objet32" text:anchor-type="as-char" svg:width="0.432cm" svg:height="0.504cm" draw:z-index="29"><draw:object xlink:href="./Object 32" xlink:type="simple" xlink:show="embed" xlink:actuate="onLoad"/><draw:image xlink:href="./ObjectReplacements/Object 32" xlink:type="simple" xlink:show="embed" xlink:actuate="onLoad"/></draw:frame> est l'angle d'incidence et peut être calculé par<text:line-break/><draw:frame draw:style-name="fr1" draw:name="Objet33" text:anchor-type="as-char" svg:width="1.535cm" svg:height="0.51cm" draw:z-index="30"><draw:object xlink:href="./Object 33" xlink:type="simple" xlink:show="embed" xlink:actuate="onLoad"/><draw:image xlink:href="./ObjectReplacements/Object 33" xlink:type="simple" xlink:show="embed" xlink:actuate="onLoad"/></draw:frame>, où <draw:frame draw:style-name="fr1" draw:name="Objet34" text:anchor-type="as-char" svg:width="0.429cm" svg:height="0.504cm" draw:z-index="31"><draw:object xlink:href="./Object 34" xlink:type="simple" xlink:show="embed" xlink:actuate="onLoad"/><draw:image xlink:href="./ObjectReplacements/Object 34" xlink:type="simple" xlink:show="embed" xlink:actuate="onLoad"/></draw:frame> est la normale à la surface au point <draw:frame draw:style-name="fr1" draw:name="Objet35" text:anchor-type="as-char" svg:width="0.422cm" svg:height="0.504cm" draw:z-index="32"><draw:object xlink:href="./Object 35" xlink:type="simple" xlink:show="embed" xlink:actuate="onLoad"/><draw:image xlink:href="./ObjectReplacements/Object 35" xlink:type="simple" xlink:show="embed" xlink:actuate="onLoad"/></draw:frame>.</text:p>
      <text:h text:style-name="Heading_20_3" text:outline-level="3">Réflectance et transmittance</text:h>
      <text:p text:style-name="Text_20_body">La réflectance <draw:frame draw:style-name="fr1" draw:name="Objet23" text:anchor-type="as-char" svg:width="0.487cm" svg:height="0.504cm" draw:z-index="33"><draw:object xlink:href="./Object 23" xlink:type="simple" xlink:show="embed" xlink:actuate="onLoad"/><draw:image xlink:href="./ObjectReplacements/Object 23" xlink:type="simple" xlink:show="embed" xlink:actuate="onLoad"/></draw:frame> est le rapport entre le flux réfléchi par une surface et celui qui est incident. Ce rapport est sans unité et se calcul simplement par <draw:frame draw:style-name="fr1" draw:name="Objet24" text:anchor-type="as-char" svg:width="1.834cm" svg:height="0.568cm" draw:z-index="34"><draw:object xlink:href="./Object 24" xlink:type="simple" xlink:show="embed" xlink:actuate="onLoad"/><draw:image xlink:href="./ObjectReplacements/Object 24" xlink:type="simple" xlink:show="embed" xlink:actuate="onLoad"/></draw:frame>. De la même façon la transmittance est <text:soft-page-break/>le rapport entre le flux transmis par une surface et celui qui est incident. On le calcul simplement par <draw:frame draw:style-name="fr1" draw:name="Objet36" text:anchor-type="as-char" svg:width="1.799cm" svg:height="0.568cm" draw:z-index="35"><draw:object xlink:href="./Object 36" xlink:type="simple" xlink:show="embed" xlink:actuate="onLoad"/><draw:image xlink:href="./ObjectReplacements/Object 36" xlink:type="simple" xlink:show="embed" xlink:actuate="onLoad"/></draw:frame>.</text:p>
      <text:h text:style-name="Heading_20_3" text:outline-level="3">Fonction de réflectance bidirectionnelle</text:h>
      <text:p text:style-name="Text_20_body">La fonction de réflectance bidirectionnelle, <draw:frame draw:style-name="fr1" draw:name="Objet37" text:anchor-type="as-char" svg:width="0.586cm" svg:height="0.568cm" draw:z-index="36"><draw:object xlink:href="./Object 37" xlink:type="simple" xlink:show="embed" xlink:actuate="onLoad"/><draw:image xlink:href="./ObjectReplacements/Object 37" xlink:type="simple" xlink:show="embed" xlink:actuate="onLoad"/></draw:frame>, souvent abrégée en BRDF est une fonction qui indique comment un rayon incident est reémis en un point d'une surface opaque. Cette fonction est définie par : <draw:frame draw:style-name="fr1" draw:name="Objet38" text:anchor-type="as-char" svg:width="8.484cm" svg:height="1.199cm" draw:z-index="37"><draw:object xlink:href="./Object 38" xlink:type="simple" xlink:show="embed" xlink:actuate="onLoad"/><draw:image xlink:href="./ObjectReplacements/Object 38" xlink:type="simple" xlink:show="embed" xlink:actuate="onLoad"/></draw:frame>, où <draw:frame draw:style-name="fr1" draw:name="Objet39" text:anchor-type="as-char" svg:width="2.447cm" svg:height="0.568cm" draw:z-index="38"><draw:object xlink:href="./Object 39" xlink:type="simple" xlink:show="embed" xlink:actuate="onLoad"/><draw:image xlink:href="./ObjectReplacements/Object 39" xlink:type="simple" xlink:show="embed" xlink:actuate="onLoad"/></draw:frame> est l'angle entre le rayon incident et la normale à la surface. Cette fonction s'exprime en <draw:frame draw:style-name="fr1" draw:name="Objet42" text:anchor-type="as-char" svg:width="0.887cm" svg:height="0.559cm" draw:z-index="41"><draw:object xlink:href="./Object 42" xlink:type="simple" xlink:show="embed" xlink:actuate="onLoad"/><draw:image xlink:href="./ObjectReplacements/Object 42" xlink:type="simple" xlink:show="embed" xlink:actuate="onLoad"/></draw:frame>.</text:p>
      <text:p text:style-name="Text_20_body">La BRDF est généralement contrainte par deux lois :</text:p>
      <text:list text:style-name="L9">
        <text:list-item>
          <text:p text:style-name="P1">réciprocité d'Helmholtz : <draw:frame draw:style-name="fr1" draw:name="Objet40" text:anchor-type="as-char" svg:width="5.099cm" svg:height="0.568cm" draw:z-index="39"><draw:object xlink:href="./Object 40" xlink:type="simple" xlink:show="embed" xlink:actuate="onLoad"/><draw:image xlink:href="./ObjectReplacements/Object 40" xlink:type="simple" xlink:show="embed" xlink:actuate="onLoad"/></draw:frame></text:p>
        </text:list-item>
        <text:list-item>
          <text:p text:style-name="P1">conservation de l'énergie : <draw:frame draw:style-name="fr1" draw:name="Objet41" text:anchor-type="as-char" svg:width="6.1cm" svg:height="0.889cm" draw:z-index="40"><draw:object xlink:href="./Object 41" xlink:type="simple" xlink:show="embed" xlink:actuate="onLoad"/><draw:image xlink:href="./ObjectReplacements/Object 41" xlink:type="simple" xlink:show="embed" xlink:actuate="onLoad"/></draw:frame></text:p>
        </text:list-item>
      </text:list>
      <text:h text:style-name="Heading_20_3" text:outline-level="3">Équation de rendu</text:h>
      <text:p text:style-name="Text_20_body">Comme pour de nombreux logiciel de rendu d'image, Virtuelium repose principalement sur l'équation de rendu. Cette équation permet de calculer la luminance reémise par une surface en fonction de la lumière reçue et de la BRDF. Cette équation découle directement de la définition de la BRDF : <draw:frame draw:style-name="fr1" draw:name="Objet43" text:anchor-type="as-char" svg:width="8.162cm" svg:height="0.889cm" draw:z-index="42"><draw:object xlink:href="./Object 43" xlink:type="simple" xlink:show="embed" xlink:actuate="onLoad"/><draw:image xlink:href="./ObjectReplacements/Object 43"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3cm" fo:background-color="#e6e6e6" fo:padding="0.499cm" fo:border-left="0.176cm solid #808080" fo:border-right="none" fo:border-top="none" fo:border-bottom="none" style:shadow="none">
        <style:background-image/>
      </style:paragraph-properties>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reewi</meta:initial-creator>
    <meta:creation-date>2009-03-03T12:51:11</meta:creation-date>
    <dc:creator>Greewi</dc:creator>
    <dc:date>2009-03-17T16:54:18</dc:date>
    <meta:editing-cycles>156</meta:editing-cycles>
    <meta:editing-duration>P1DT4H26M39S</meta:editing-duration>
    <meta:user-defined meta:name="Info 1"/>
    <meta:user-defined meta:name="Info 2"/>
    <meta:user-defined meta:name="Info 3"/>
    <meta:user-defined meta:name="Info 4"/>
    <meta:document-statistic meta:table-count="0" meta:image-count="0" meta:object-count="43" meta:page-count="3" meta:paragraph-count="25" meta:word-count="457" meta:character-count="2947"/>
  </office:meta>
</office:document-meta>
</file>

<file path=Object 1/content.xml><?xml version="1.0" encoding="utf-8"?>
<!DOCTYPE math  PUBLIC '-//OpenOffice.org//DTD Modified W3C MathML 1.01//EN'  'math.dtd'>
<math:math xmlns:math="http://www.w3.org/1998/Math/MathML">
  <math:semantics>
    <math:mi>E</math:mi>
    <math:annotation math:encoding="StarMath 5.0">E
</math:annotation>
  </math:semantics>
</math:math>
</file>

<file path=Object 10/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3/content.xml><?xml version="1.0" encoding="utf-8"?>
<!DOCTYPE math  PUBLIC '-//OpenOffice.org//DTD Modified W3C MathML 1.01//EN'  'math.dtd'>
<math:math xmlns:math="http://www.w3.org/1998/Math/MathML">
  <math:semantics>
    <math:mrow>
      <math:mi>S</math:mi>
      <math:mrow>
        <math:mo math:stretchy="false">(</math:mo>
        <math:mo math:stretchy="false">λ</math:mo>
        <math:mo math:stretchy="false">)</math:mo>
      </math:mrow>
    </math:mrow>
    <math:annotation math:encoding="StarMath 5.0">S(%lambda)</math:annotation>
  </math:semantics>
</math:math>
</file>

<file path=Object 14/content.xml><?xml version="1.0" encoding="utf-8"?>
<!DOCTYPE math  PUBLIC '-//OpenOffice.org//DTD Modified W3C MathML 1.01//EN'  'math.dtd'>
<math:math xmlns:math="http://www.w3.org/1998/Math/MathML">
  <math:semantics>
    <math:mrow>
      <math:mi>I</math:mi>
      <math:mrow>
        <math:mrow>
          <math:mo math:stretchy="false">(</math:mo>
          <math:mover math:accent="true">
            <math:mo math:stretchy="false">ω</math:mo>
            <math:mo math:stretchy="false">→</math:mo>
          </math:mover>
          <math:mo math:stretchy="false">)</math:mo>
        </math:mrow>
        <math:mo math:stretchy="false">=</math:mo>
        <math:mi>d</math:mi>
      </math:mrow>
      <math:mrow>
        <math:mo math:stretchy="false">φ</math:mo>
        <math:mo math:stretchy="false">/</math:mo>
        <math:mi>d</math:mi>
      </math:mrow>
      <math:mover math:accent="true">
        <math:mo math:stretchy="false">ω</math:mo>
        <math:mo math:stretchy="false">→</math:mo>
      </math:mover>
    </math:mrow>
    <math:annotation math:encoding="StarMath 5.0">I(vec %omega) = d%phi/d vec %omega</math:annotation>
  </math:semantics>
</math:math>
</file>

<file path=Object 15/content.xml><?xml version="1.0" encoding="utf-8"?>
<!DOCTYPE math  PUBLIC '-//OpenOffice.org//DTD Modified W3C MathML 1.01//EN'  'math.dtd'>
<math:math xmlns:math="http://www.w3.org/1998/Math/MathML">
  <math:semantics>
    <math:mover math:accent="true">
      <math:mo math:stretchy="false">ω</math:mo>
      <math:mo math:stretchy="false">→</math:mo>
    </math:mover>
    <math:annotation math:encoding="StarMath 5.0">vec %omega</math:annotation>
  </math:semantics>
</math:math>
</file>

<file path=Object 1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7/content.xml><?xml version="1.0" encoding="utf-8"?>
<!DOCTYPE math  PUBLIC '-//OpenOffice.org//DTD Modified W3C MathML 1.01//EN'  'math.dtd'>
<math:math xmlns:math="http://www.w3.org/1998/Math/MathML">
  <math:semantics>
    <math:msup>
      <math:mi math:fontstyle="italic">W.m</math:mi>
      <math:mrow>
        <math:mo math:stretchy="false">−</math:mo>
        <math:mn>2</math:mn>
      </math:mrow>
    </math:msup>
    <math:annotation math:encoding="StarMath 5.0">W.m^-2</math:annotation>
  </math:semantics>
</math:math>
</file>

<file path=Object 18/content.xml><?xml version="1.0" encoding="utf-8"?>
<!DOCTYPE math  PUBLIC '-//OpenOffice.org//DTD Modified W3C MathML 1.01//EN'  'math.dtd'>
<math:math xmlns:math="http://www.w3.org/1998/Math/MathML">
  <math:semantics>
    <math:msup>
      <math:mi math:fontstyle="italic">W.sr</math:mi>
      <math:mrow>
        <math:mo math:stretchy="false">−</math:mo>
        <math:mn>1</math:mn>
      </math:mrow>
    </math:msup>
    <math:annotation math:encoding="StarMath 5.0">W.sr^-1</math:annotation>
  </math:semantics>
</math:math>
</file>

<file path=Object 19/content.xml><?xml version="1.0" encoding="utf-8"?>
<!DOCTYPE math  PUBLIC '-//OpenOffice.org//DTD Modified W3C MathML 1.01//EN'  'math.dtd'>
<math:math xmlns:math="http://www.w3.org/1998/Math/MathML">
  <math:semantics>
    <math:mi>W</math:mi>
    <math:annotation math:encoding="StarMath 5.0">W</math:annotation>
  </math:semantics>
</math:math>
</file>

<file path=Object 2/content.xml><?xml version="1.0" encoding="utf-8"?>
<!DOCTYPE math  PUBLIC '-//OpenOffice.org//DTD Modified W3C MathML 1.01//EN'  'math.dtd'>
<math:math xmlns:math="http://www.w3.org/1998/Math/MathML">
  <math:semantics>
    <math:mo math:stretchy="false">ν</math:mo>
    <math:annotation math:encoding="StarMath 5.0">%nu
</math:annotation>
  </math:semantics>
</math:math>
</file>

<file path=Object 20/content.xml><?xml version="1.0" encoding="utf-8"?>
<!DOCTYPE math  PUBLIC '-//OpenOffice.org//DTD Modified W3C MathML 1.01//EN'  'math.dtd'>
<math:math xmlns:math="http://www.w3.org/1998/Math/MathML">
  <math:semantics>
    <math:mrow>
      <math:mi>B</math:mi>
      <math:mrow>
        <math:mrow>
          <math:mo math:stretchy="false">(</math:mo>
          <math:mi>x</math:mi>
          <math:mo math:stretchy="false">)</math:mo>
        </math:mrow>
        <math:mo math:stretchy="false">=</math:mo>
        <math:mi>d</math:mi>
      </math:mrow>
      <math:mo math:stretchy="false">φ</math:mo>
      <math:mrow>
        <math:mrow>
          <math:mo math:stretchy="false">(</math:mo>
          <math:mi>x</math:mi>
          <math:mo math:stretchy="false">)</math:mo>
        </math:mrow>
        <math:mo math:stretchy="false">/</math:mo>
        <math:mi math:fontstyle="italic">dS</math:mi>
      </math:mrow>
    </math:mrow>
    <math:annotation math:encoding="StarMath 5.0">B(x) = d%phi(x)/dS</math:annotation>
  </math:semantics>
</math:math>
</file>

<file path=Object 2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22/content.xml><?xml version="1.0" encoding="utf-8"?>
<!DOCTYPE math  PUBLIC '-//OpenOffice.org//DTD Modified W3C MathML 1.01//EN'  'math.dtd'>
<math:math xmlns:math="http://www.w3.org/1998/Math/MathML">
  <math:semantics>
    <math:mrow>
      <math:mi>E</math:mi>
      <math:mrow>
        <math:mrow>
          <math:mo math:stretchy="false">(</math:mo>
          <math:mi>x</math:mi>
          <math:mo math:stretchy="false">)</math:mo>
        </math:mrow>
        <math:mo math:stretchy="false">=</math:mo>
        <math:mi>d</math:mi>
      </math:mrow>
      <math:mo math:stretchy="false">φ</math:mo>
      <math:mrow>
        <math:mrow>
          <math:mo math:stretchy="false">(</math:mo>
          <math:mi>x</math:mi>
          <math:mo math:stretchy="false">)</math:mo>
        </math:mrow>
        <math:mo math:stretchy="false">/</math:mo>
        <math:mi math:fontstyle="italic">dS</math:mi>
      </math:mrow>
    </math:mrow>
    <math:annotation math:encoding="StarMath 5.0">E(x) = d%phi(x)/dS</math:annotation>
  </math:semantics>
</math:math>
</file>

<file path=Object 23/content.xml><?xml version="1.0" encoding="utf-8"?>
<!DOCTYPE math  PUBLIC '-//OpenOffice.org//DTD Modified W3C MathML 1.01//EN'  'math.dtd'>
<math:math xmlns:math="http://www.w3.org/1998/Math/MathML">
  <math:semantics>
    <math:mi>R</math:mi>
    <math:annotation math:encoding="StarMath 5.0">R</math:annotation>
  </math:semantics>
</math:math>
</file>

<file path=Object 24/content.xml><?xml version="1.0" encoding="utf-8"?>
<!DOCTYPE math  PUBLIC '-//OpenOffice.org//DTD Modified W3C MathML 1.01//EN'  'math.dtd'>
<math:math xmlns:math="http://www.w3.org/1998/Math/MathML">
  <math:semantics>
    <math:mrow>
      <math:mi>R</math:mi>
      <math:mo math:stretchy="false">=</math:mo>
      <math:mrow>
        <math:msub>
          <math:mo math:stretchy="false">φ</math:mo>
          <math:mi>r</math:mi>
        </math:msub>
        <math:mo math:stretchy="false">/</math:mo>
        <math:msub>
          <math:mo math:stretchy="false">φ</math:mo>
          <math:mi>i</math:mi>
        </math:msub>
      </math:mrow>
    </math:mrow>
    <math:annotation math:encoding="StarMath 5.0">R = %phi_r / %phi_i
</math:annotation>
  </math:semantics>
</math:math>
</file>

<file path=Object 2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9/content.xml><?xml version="1.0" encoding="utf-8"?>
<!DOCTYPE math  PUBLIC '-//OpenOffice.org//DTD Modified W3C MathML 1.01//EN'  'math.dtd'>
<math:math xmlns:math="http://www.w3.org/1998/Math/MathML">
  <math:semantics>
    <math:mover math:accent="true">
      <math:mo math:stretchy="false">ω</math:mo>
      <math:mo math:stretchy="false">→</math:mo>
    </math:mover>
    <math:annotation math:encoding="StarMath 5.0">vec %omega</math:annotation>
  </math:semantics>
</math:math>
</file>

<file path=Object 3/content.xml><?xml version="1.0" encoding="utf-8"?>
<!DOCTYPE math  PUBLIC '-//OpenOffice.org//DTD Modified W3C MathML 1.01//EN'  'math.dtd'>
<math:math xmlns:math="http://www.w3.org/1998/Math/MathML">
  <math:semantics>
    <math:mrow>
      <math:mrow>
        <math:mi>E</math:mi>
        <math:mo math:stretchy="false">=</math:mo>
        <math:mi>h</math:mi>
      </math:mrow>
      <math:mo math:stretchy="false">ν</math:mo>
    </math:mrow>
    <math:annotation math:encoding="StarMath 5.0">E = h%nu</math:annotation>
  </math:semantics>
</math:math>
</file>

<file path=Object 30/content.xml><?xml version="1.0" encoding="utf-8"?>
<!DOCTYPE math  PUBLIC '-//OpenOffice.org//DTD Modified W3C MathML 1.01//EN'  'math.dtd'>
<math:math xmlns:math="http://www.w3.org/1998/Math/MathML">
  <math:semantics>
    <math:mrow>
      <math:mi>W</math:mi>
      <math:mn>.</math:mn>
      <math:msup>
        <math:mi>m</math:mi>
        <math:mrow>
          <math:mo math:stretchy="false">−</math:mo>
          <math:mn>2</math:mn>
        </math:mrow>
      </math:msup>
      <math:mn>.</math:mn>
      <math:msup>
        <math:mi math:fontstyle="italic">sr</math:mi>
        <math:mrow>
          <math:mo math:stretchy="false">−</math:mo>
          <math:mn>1</math:mn>
        </math:mrow>
      </math:msup>
    </math:mrow>
    <math:annotation math:encoding="StarMath 5.0">W . m^-2 . sr^-1</math:annotation>
  </math:semantics>
</math:math>
</file>

<file path=Object 31/content.xml><?xml version="1.0" encoding="utf-8"?>
<!DOCTYPE math  PUBLIC '-//OpenOffice.org//DTD Modified W3C MathML 1.01//EN'  'math.dtd'>
<math:math xmlns:math="http://www.w3.org/1998/Math/MathML">
  <math:semantics>
    <math:mrow>
      <math:mi>L</math:mi>
      <math:mrow>
        <math:mrow>
          <math:mo math:stretchy="false">(</math:mo>
          <math:mrow>
            <math:mi>x</math:mi>
            <math:mi>,</math:mi>
            <math:mover math:accent="true">
              <math:mo math:stretchy="false">ω</math:mo>
              <math:mo math:stretchy="false">→</math:mo>
            </math:mover>
          </math:mrow>
          <math:mo math:stretchy="false">)</math:mo>
        </math:mrow>
        <math:mo math:stretchy="false">=</math:mo>
        <math:msup>
          <math:mi>d</math:mi>
          <math:mn>2</math:mn>
        </math:msup>
      </math:mrow>
      <math:mo math:stretchy="false">φ</math:mo>
      <math:mrow>
        <math:mrow>
          <math:mo math:stretchy="false">(</math:mo>
          <math:mrow>
            <math:mi>x</math:mi>
            <math:mi>,</math:mi>
            <math:mover math:accent="true">
              <math:mo math:stretchy="false">ω</math:mo>
              <math:mo math:stretchy="false">→</math:mo>
            </math:mover>
          </math:mrow>
          <math:mo math:stretchy="false">)</math:mo>
        </math:mrow>
        <math:mo math:stretchy="false">/</math:mo>
        <math:mrow>
          <math:mo math:stretchy="false">(</math:mo>
          <math:mrow>
            <math:mi math:fontstyle="italic">dS.d</math:mi>
            <math:mover math:accent="true">
              <math:mo math:stretchy="false">ω</math:mo>
              <math:mo math:stretchy="false">→</math:mo>
            </math:mover>
            <math:mn>.</math:mn>
            <math:mi>cos</math:mi>
            <math:mo math:stretchy="false">θ</math:mo>
          </math:mrow>
          <math:mo math:stretchy="false">)</math:mo>
        </math:mrow>
      </math:mrow>
    </math:mrow>
    <math:annotation math:encoding="StarMath 5.0">L(x, vec %omega) = d^2 %phi(x, vec %omega) / (dS.d vec %omega . cos %theta)</math:annotation>
  </math:semantics>
</math:math>
</file>

<file path=Object 3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33/content.xml><?xml version="1.0" encoding="utf-8"?>
<!DOCTYPE math  PUBLIC '-//OpenOffice.org//DTD Modified W3C MathML 1.01//EN'  'math.dtd'>
<math:math xmlns:math="http://www.w3.org/1998/Math/MathML">
  <math:semantics>
    <math:mrow>
      <math:mrow>
        <math:mo math:stretchy="false">θ</math:mo>
        <math:mo math:stretchy="false">=</math:mo>
        <math:mover math:accent="true">
          <math:mo math:stretchy="false">ω</math:mo>
          <math:mo math:stretchy="false">→</math:mo>
        </math:mover>
      </math:mrow>
      <math:mn>.</math:mn>
      <math:mover math:accent="true">
        <math:mi>n</math:mi>
        <math:mo math:stretchy="false">→</math:mo>
      </math:mover>
    </math:mrow>
    <math:annotation math:encoding="StarMath 5.0">%theta = vec %omega . vec n</math:annotation>
  </math:semantics>
</math:math>
</file>

<file path=Object 34/content.xml><?xml version="1.0" encoding="utf-8"?>
<!DOCTYPE math  PUBLIC '-//OpenOffice.org//DTD Modified W3C MathML 1.01//EN'  'math.dtd'>
<math:math xmlns:math="http://www.w3.org/1998/Math/MathML">
  <math:semantics>
    <math:mover math:accent="true">
      <math:mi>n</math:mi>
      <math:mo math:stretchy="false">→</math:mo>
    </math:mover>
    <math:annotation math:encoding="StarMath 5.0">vec n</math:annotation>
  </math:semantics>
</math:math>
</file>

<file path=Object 35/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6/content.xml><?xml version="1.0" encoding="utf-8"?>
<!DOCTYPE math  PUBLIC '-//OpenOffice.org//DTD Modified W3C MathML 1.01//EN'  'math.dtd'>
<math:math xmlns:math="http://www.w3.org/1998/Math/MathML">
  <math:semantics>
    <math:mrow>
      <math:mi>T</math:mi>
      <math:mo math:stretchy="false">=</math:mo>
      <math:mrow>
        <math:msub>
          <math:mo math:stretchy="false">φ</math:mo>
          <math:mi>t</math:mi>
        </math:msub>
        <math:mo math:stretchy="false">/</math:mo>
        <math:msub>
          <math:mo math:stretchy="false">φ</math:mo>
          <math:mi>i</math:mi>
        </math:msub>
      </math:mrow>
    </math:mrow>
    <math:annotation math:encoding="StarMath 5.0">T = %phi_t / %phi_i
</math:annotation>
  </math:semantics>
</math:math>
</file>

<file path=Object 37/content.xml><?xml version="1.0" encoding="utf-8"?>
<!DOCTYPE math  PUBLIC '-//OpenOffice.org//DTD Modified W3C MathML 1.01//EN'  'math.dtd'>
<math:math xmlns:math="http://www.w3.org/1998/Math/MathML">
  <math:semantics>
    <math:msub>
      <math:mi>f</math:mi>
      <math:mi>r</math:mi>
    </math:msub>
    <math:annotation math:encoding="StarMath 5.0">f_r</math:annotation>
  </math:semantics>
</math:math>
</file>

<file path=Object 38/content.xml><?xml version="1.0" encoding="utf-8"?>
<!DOCTYPE math  PUBLIC '-//OpenOffice.org//DTD Modified W3C MathML 1.01//EN'  'math.dtd'>
<math:math xmlns:math="http://www.w3.org/1998/Math/MathML">
  <math:semantics>
    <math:mrow>
      <math:msub>
        <math:mi>f</math:mi>
        <math:mi>r</math:mi>
      </math:msub>
      <math:mrow>
        <math:mrow>
          <math:mrow>
            <math:mo math:stretchy="false">(</math:mo>
            <math:mrow>
              <math:mi>x</math:mi>
              <math:mi>,</math:mi>
              <math:mover math:accent="true">
                <math:msub>
                  <math:mo math:stretchy="false">ω</math:mo>
                  <math:mi>r</math:mi>
                </math:msub>
                <math:mo math:stretchy="false">→</math:mo>
              </math:mover>
              <math:mi>,</math:mi>
              <math:mover math:accent="true">
                <math:msub>
                  <math:mo math:stretchy="false">ω</math:mo>
                  <math:mi>i</math:mi>
                </math:msub>
                <math:mo math:stretchy="false">→</math:mo>
              </math:mover>
            </math:mrow>
            <math:mo math:stretchy="false">)</math:mo>
          </math:mrow>
          <math:mo math:stretchy="false">=</math:mo>
          <math:mfrac>
            <math:mrow>
              <math:msub>
                <math:mi math:fontstyle="italic">dL</math:mi>
                <math:mi>r</math:mi>
              </math:msub>
              <math:mrow>
                <math:mo math:stretchy="false">(</math:mo>
                <math:mrow>
                  <math:mi>x</math:mi>
                  <math:mi>,</math:mi>
                  <math:mover math:accent="true">
                    <math:msub>
                      <math:mo math:stretchy="false">ω</math:mo>
                      <math:mi>r</math:mi>
                    </math:msub>
                    <math:mo math:stretchy="false">→</math:mo>
                  </math:mover>
                </math:mrow>
                <math:mo math:stretchy="false">)</math:mo>
              </math:mrow>
            </math:mrow>
            <math:mrow>
              <math:msub>
                <math:mi math:fontstyle="italic">dE</math:mi>
                <math:mi>i</math:mi>
              </math:msub>
              <math:mrow>
                <math:mo math:stretchy="false">(</math:mo>
                <math:mrow>
                  <math:mi>x</math:mi>
                  <math:mi>,</math:mi>
                  <math:mover math:accent="true">
                    <math:msub>
                      <math:mo math:stretchy="false">ω</math:mo>
                      <math:mi>i</math:mi>
                    </math:msub>
                    <math:mo math:stretchy="false">→</math:mo>
                  </math:mover>
                </math:mrow>
                <math:mo math:stretchy="false">)</math:mo>
              </math:mrow>
            </math:mrow>
          </math:mfrac>
        </math:mrow>
        <math:mo math:stretchy="false">=</math:mo>
        <math:mfrac>
          <math:mrow>
            <math:msub>
              <math:mi math:fontstyle="italic">dL</math:mi>
              <math:mi>r</math:mi>
            </math:msub>
            <math:mrow>
              <math:mo math:stretchy="false">(</math:mo>
              <math:mrow>
                <math:mi>x</math:mi>
                <math:mi>,</math:mi>
                <math:mover math:accent="true">
                  <math:msub>
                    <math:mo math:stretchy="false">ω</math:mo>
                    <math:mi>r</math:mi>
                  </math:msub>
                  <math:mo math:stretchy="false">→</math:mo>
                </math:mover>
              </math:mrow>
              <math:mo math:stretchy="false">)</math:mo>
            </math:mrow>
          </math:mrow>
          <math:mrow>
            <math:msub>
              <math:mi>L</math:mi>
              <math:mi>i</math:mi>
            </math:msub>
            <math:mrow>
              <math:mo math:stretchy="false">(</math:mo>
              <math:mrow>
                <math:mi>x</math:mi>
                <math:mi>,</math:mi>
                <math:mover math:accent="true">
                  <math:msub>
                    <math:mo math:stretchy="false">ω</math:mo>
                    <math:mi>i</math:mi>
                  </math:msub>
                  <math:mo math:stretchy="false">→</math:mo>
                </math:mover>
              </math:mrow>
              <math:mo math:stretchy="false">)</math:mo>
            </math:mrow>
            <math:mi>cos</math:mi>
            <math:msub>
              <math:mo math:stretchy="false">θ</math:mo>
              <math:mi>i</math:mi>
            </math:msub>
            <math:mi>d</math:mi>
            <math:mover math:accent="true">
              <math:msub>
                <math:mo math:stretchy="false">ω</math:mo>
                <math:mi>i</math:mi>
              </math:msub>
              <math:mo math:stretchy="false">→</math:mo>
            </math:mover>
          </math:mrow>
        </math:mfrac>
      </math:mrow>
    </math:mrow>
    <math:annotation math:encoding="StarMath 5.0">f_r (x, vec %omega_r, vec %omega_i) =
{dL_r (x, vec %omega_r)} over {dE_i (x, vec %omega_i)} =
{dL_r (x, vec %omega_r)} over {L_i (x, vec %omega_i) cos %theta_i d vec %omega_i}</math:annotation>
  </math:semantics>
</math:math>
</file>

<file path=Object 39/content.xml><?xml version="1.0" encoding="utf-8"?>
<!DOCTYPE math  PUBLIC '-//OpenOffice.org//DTD Modified W3C MathML 1.01//EN'  'math.dtd'>
<math:math xmlns:math="http://www.w3.org/1998/Math/MathML">
  <math:semantics>
    <math:mrow>
      <math:mi>cos</math:mi>
      <math:mrow>
        <math:mi math:fontstyle="italic">Oi</math:mi>
        <math:mo math:stretchy="false">=</math:mo>
        <math:mover math:accent="true">
          <math:msub>
            <math:mo math:stretchy="false">ω</math:mo>
            <math:mi>i</math:mi>
          </math:msub>
          <math:mo math:stretchy="false">→</math:mo>
        </math:mover>
      </math:mrow>
      <math:mn>.</math:mn>
      <math:mover math:accent="true">
        <math:mi>n</math:mi>
        <math:mo math:stretchy="false">→</math:mo>
      </math:mover>
    </math:mrow>
    <math:annotation math:encoding="StarMath 5.0">cos Oi = vec %omega_i . vec n</math:annotation>
  </math:semantics>
</math:math>
</file>

<file path=Object 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40/content.xml><?xml version="1.0" encoding="utf-8"?>
<!DOCTYPE math  PUBLIC '-//OpenOffice.org//DTD Modified W3C MathML 1.01//EN'  'math.dtd'>
<math:math xmlns:math="http://www.w3.org/1998/Math/MathML">
  <math:semantics>
    <math:mrow>
      <math:msub>
        <math:mi>f</math:mi>
        <math:mi>r</math:mi>
      </math:msub>
      <math:mrow>
        <math:mrow>
          <math:mo math:stretchy="false">(</math:mo>
          <math:mrow>
            <math:mi>x</math:mi>
            <math:mi>,</math:mi>
            <math:mover math:accent="true">
              <math:msub>
                <math:mo math:stretchy="false">ω</math:mo>
                <math:mi>r</math:mi>
              </math:msub>
              <math:mo math:stretchy="false">→</math:mo>
            </math:mover>
            <math:mi>,</math:mi>
            <math:mover math:accent="true">
              <math:msub>
                <math:mo math:stretchy="false">ω</math:mo>
                <math:mi>i</math:mi>
              </math:msub>
              <math:mo math:stretchy="false">→</math:mo>
            </math:mover>
          </math:mrow>
          <math:mo math:stretchy="false">)</math:mo>
        </math:mrow>
        <math:mo math:stretchy="false">=</math:mo>
        <math:msub>
          <math:mi>f</math:mi>
          <math:mi>r</math:mi>
        </math:msub>
      </math:mrow>
      <math:mrow>
        <math:mo math:stretchy="false">(</math:mo>
        <math:mrow>
          <math:mi>x</math:mi>
          <math:mi>,</math:mi>
          <math:mover math:accent="true">
            <math:msub>
              <math:mo math:stretchy="false">ω</math:mo>
              <math:mi>i</math:mi>
            </math:msub>
            <math:mo math:stretchy="false">→</math:mo>
          </math:mover>
          <math:mi>,</math:mi>
          <math:mover math:accent="true">
            <math:msub>
              <math:mo math:stretchy="false">ω</math:mo>
              <math:mi>r</math:mi>
            </math:msub>
            <math:mo math:stretchy="false">→</math:mo>
          </math:mover>
        </math:mrow>
        <math:mo math:stretchy="false">)</math:mo>
      </math:mrow>
    </math:mrow>
    <math:annotation math:encoding="StarMath 5.0">f_r (x, vec %omega_r, vec %omega_i) = f_r (x, vec %omega_i, vec %omega_r)</math:annotation>
  </math:semantics>
</math:math>
</file>

<file path=Object 41/content.xml><?xml version="1.0" encoding="utf-8"?>
<!DOCTYPE math  PUBLIC '-//OpenOffice.org//DTD Modified W3C MathML 1.01//EN'  'math.dtd'>
<math:math xmlns:math="http://www.w3.org/1998/Math/MathML">
  <math:semantics>
    <math:mrow>
      <math:mo math:stretchy="false">∀</math:mo>
      <math:mover math:accent="true">
        <math:msub>
          <math:mo math:stretchy="false">ω</math:mo>
          <math:mi>i</math:mi>
        </math:msub>
        <math:mo math:stretchy="false">→</math:mo>
      </math:mover>
      <math:mrow>
        <math:munder>
          <math:mo math:stretchy="false">∫</math:mo>
          <math:mo math:stretchy="false">Ω</math:mo>
        </math:munder>
        <math:msub>
          <math:mi>f</math:mi>
          <math:mi>r</math:mi>
        </math:msub>
      </math:mrow>
      <math:mrow>
        <math:mo math:stretchy="false">(</math:mo>
        <math:mrow>
          <math:mi>x</math:mi>
          <math:mi>,</math:mi>
          <math:mover math:accent="true">
            <math:msub>
              <math:mo math:stretchy="false">ω</math:mo>
              <math:mi>i</math:mi>
            </math:msub>
            <math:mo math:stretchy="false">→</math:mo>
          </math:mover>
          <math:mi>,</math:mi>
          <math:mover math:accent="true">
            <math:msub>
              <math:mo math:stretchy="false">ω</math:mo>
              <math:mi>r</math:mi>
            </math:msub>
            <math:mo math:stretchy="false">→</math:mo>
          </math:mover>
        </math:mrow>
        <math:mo math:stretchy="false">)</math:mo>
      </math:mrow>
      <math:mi>cos</math:mi>
      <math:msub>
        <math:mo math:stretchy="false">θ</math:mo>
        <math:mi>r</math:mi>
      </math:msub>
      <math:mi>d</math:mi>
      <math:mrow>
        <math:mover math:accent="true">
          <math:msub>
            <math:mo math:stretchy="false">ω</math:mo>
            <math:mi>r</math:mi>
          </math:msub>
          <math:mo math:stretchy="false">→</math:mo>
        </math:mover>
        <math:mo math:stretchy="false">≤</math:mo>
        <math:mn>1</math:mn>
      </math:mrow>
    </math:mrow>
    <math:annotation math:encoding="StarMath 5.0">forall vec %omega_i int from %OMEGA f_r(x, vec %omega_i, vec %omega_r) cos %theta_r d vec %omega_r &lt;= 1</math:annotation>
  </math:semantics>
</math:math>
</file>

<file path=Object 42/content.xml><?xml version="1.0" encoding="utf-8"?>
<!DOCTYPE math  PUBLIC '-//OpenOffice.org//DTD Modified W3C MathML 1.01//EN'  'math.dtd'>
<math:math xmlns:math="http://www.w3.org/1998/Math/MathML">
  <math:semantics>
    <math:msup>
      <math:mi math:fontstyle="italic">sr</math:mi>
      <math:mrow>
        <math:mo math:stretchy="false">−</math:mo>
        <math:mn>1</math:mn>
      </math:mrow>
    </math:msup>
    <math:annotation math:encoding="StarMath 5.0">sr^-1</math:annotation>
  </math:semantics>
</math:math>
</file>

<file path=Object 43/content.xml><?xml version="1.0" encoding="utf-8"?>
<!DOCTYPE math  PUBLIC '-//OpenOffice.org//DTD Modified W3C MathML 1.01//EN'  'math.dtd'>
<math:math xmlns:math="http://www.w3.org/1998/Math/MathML">
  <math:semantics>
    <math:mrow>
      <math:msub>
        <math:mi>L</math:mi>
        <math:mi>r</math:mi>
      </math:msub>
      <math:mrow>
        <math:mrow>
          <math:mo math:stretchy="false">(</math:mo>
          <math:mrow>
            <math:mi>x</math:mi>
            <math:mi>,</math:mi>
            <math:mover math:accent="true">
              <math:msub>
                <math:mo math:stretchy="false">ω</math:mo>
                <math:mi>r</math:mi>
              </math:msub>
              <math:mo math:stretchy="false">→</math:mo>
            </math:mover>
          </math:mrow>
          <math:mo math:stretchy="false">)</math:mo>
        </math:mrow>
        <math:mo math:stretchy="false">=</math:mo>
        <math:mrow>
          <math:munder>
            <math:mo math:stretchy="false">∫</math:mo>
            <math:mo math:stretchy="false">Ω</math:mo>
          </math:munder>
          <math:msub>
            <math:mi>f</math:mi>
            <math:mi>r</math:mi>
          </math:msub>
        </math:mrow>
      </math:mrow>
      <math:mrow>
        <math:mo math:stretchy="false">(</math:mo>
        <math:mrow>
          <math:mi>x</math:mi>
          <math:mi>,</math:mi>
          <math:mover math:accent="true">
            <math:msub>
              <math:mo math:stretchy="false">ω</math:mo>
              <math:mi>r</math:mi>
            </math:msub>
            <math:mo math:stretchy="false">→</math:mo>
          </math:mover>
          <math:mi>,</math:mi>
          <math:mover math:accent="true">
            <math:msub>
              <math:mo math:stretchy="false">ω</math:mo>
              <math:mi>i</math:mi>
            </math:msub>
            <math:mo math:stretchy="false">→</math:mo>
          </math:mover>
        </math:mrow>
        <math:mo math:stretchy="false">)</math:mo>
      </math:mrow>
      <math:msub>
        <math:mi>L</math:mi>
        <math:mi>i</math:mi>
      </math:msub>
      <math:mrow>
        <math:mo math:stretchy="false">(</math:mo>
        <math:mrow>
          <math:mi>x</math:mi>
          <math:mi>,</math:mi>
          <math:mover math:accent="true">
            <math:msub>
              <math:mo math:stretchy="false">ω</math:mo>
              <math:mi>i</math:mi>
            </math:msub>
            <math:mo math:stretchy="false">→</math:mo>
          </math:mover>
        </math:mrow>
        <math:mo math:stretchy="false">)</math:mo>
      </math:mrow>
      <math:mi>cos</math:mi>
      <math:msub>
        <math:mo math:stretchy="false">θ</math:mo>
        <math:mi>i</math:mi>
      </math:msub>
      <math:mi>d</math:mi>
      <math:mover math:accent="true">
        <math:msub>
          <math:mo math:stretchy="false">ω</math:mo>
          <math:mi>i</math:mi>
        </math:msub>
        <math:mo math:stretchy="false">→</math:mo>
      </math:mover>
    </math:mrow>
    <math:annotation math:encoding="StarMath 5.0">L_r (x, vec %omega_r) = int from %OMEGA f_r (x, vec %omega_r, vec %omega_i) L_i (x, vec %omega_i) cos %theta_i d vec %omega_i
</math:annotation>
  </math:semantics>
</math:math>
</file>

<file path=Object 5/content.xml><?xml version="1.0" encoding="utf-8"?>
<!DOCTYPE math  PUBLIC '-//OpenOffice.org//DTD Modified W3C MathML 1.01//EN'  'math.dtd'>
<math:math xmlns:math="http://www.w3.org/1998/Math/MathML">
  <math:semantics>
    <math:mrow>
      <math:mi>h</math:mi>
      <math:mi>≈</math:mi>
      <math:mn>6,626</math:mn>
      <math:mn>068</math:mn>
      <math:mn>96</math:mn>
      <math:mi>×</math:mi>
      <math:msup>
        <math:mn>10</math:mn>
        <math:mrow>
          <math:mo math:stretchy="false">−</math:mo>
          <math:mn>34</math:mn>
        </math:mrow>
      </math:msup>
      <math:mi math:fontstyle="italic">J.s</math:mi>
    </math:mrow>
    <math:annotation math:encoding="StarMath 5.0">h ≈ 6,626 068 96×10^{-34} J.s
</math:annotation>
  </math:semantics>
</math:math>
</file>

<file path=Object 6/content.xml><?xml version="1.0" encoding="utf-8"?>
<!DOCTYPE math  PUBLIC '-//OpenOffice.org//DTD Modified W3C MathML 1.01//EN'  'math.dtd'>
<math:math xmlns:math="http://www.w3.org/1998/Math/MathML">
  <math:semantics>
    <math:mrow>
      <math:mrow>
        <math:mo math:stretchy="false">λ</math:mo>
        <math:mo math:stretchy="false">=</math:mo>
        <math:mrow>
          <math:mi>c</math:mi>
          <math:mo math:stretchy="false">/</math:mo>
          <math:mo math:stretchy="false">ν</math:mo>
        </math:mrow>
      </math:mrow>
      <math:mo math:stretchy="false">=</math:mo>
      <math:mrow>
        <math:mi math:fontstyle="italic">hc</math:mi>
        <math:mo math:stretchy="false">/</math:mo>
        <math:mi>E</math:mi>
      </math:mrow>
    </math:mrow>
    <math:annotation math:encoding="StarMath 5.0">%lambda = c/%nu = hc/E</math:annotation>
  </math:semantics>
</math:math>
</file>

<file path=Object 7/content.xml><?xml version="1.0" encoding="utf-8"?>
<!DOCTYPE math  PUBLIC '-//OpenOffice.org//DTD Modified W3C MathML 1.01//EN'  'math.dtd'>
<math:math xmlns:math="http://www.w3.org/1998/Math/MathML">
  <math:semantics>
    <math:mrow>
      <math:mi>S</math:mi>
      <math:mrow>
        <math:mrow>
          <math:mo math:stretchy="false">(</math:mo>
          <math:mo math:stretchy="false">λ</math:mo>
          <math:mo math:stretchy="false">)</math:mo>
        </math:mrow>
        <math:mo math:stretchy="false">=</math:mo>
        <math:mi math:fontstyle="italic">df</math:mi>
      </math:mrow>
      <math:mrow>
        <math:mrow>
          <math:mo math:stretchy="false">(</math:mo>
          <math:mo math:stretchy="false">λ</math:mo>
          <math:mo math:stretchy="false">)</math:mo>
        </math:mrow>
        <math:mo math:stretchy="false">/</math:mo>
        <math:mi>d</math:mi>
      </math:mrow>
      <math:mo math:stretchy="false">λ</math:mo>
    </math:mrow>
    <math:annotation math:encoding="StarMath 5.0">S(%lambda) = df(%lambda)/d%lambda</math:annotation>
  </math:semantics>
</math:math>
</file>

<file path=Object 8/content.xml><?xml version="1.0" encoding="utf-8"?>
<!DOCTYPE math  PUBLIC '-//OpenOffice.org//DTD Modified W3C MathML 1.01//EN'  'math.dtd'>
<math:math xmlns:math="http://www.w3.org/1998/Math/MathML">
  <math:semantics>
    <math:mrow>
      <math:mrow>
        <math:mo math:stretchy="false">φ</math:mo>
        <math:mo math:stretchy="false">=</math:mo>
        <math:mi math:fontstyle="italic">dE</math:mi>
      </math:mrow>
      <math:mrow>
        <math:mrow>
          <math:mo math:stretchy="false">(</math:mo>
          <math:mi>t</math:mi>
          <math:mo math:stretchy="false">)</math:mo>
        </math:mrow>
        <math:mo math:stretchy="false">/</math:mo>
        <math:mi math:fontstyle="italic">dt</math:mi>
      </math:mrow>
    </math:mrow>
    <math:annotation math:encoding="StarMath 5.0">%phi = dE(t)/dt</math:annotation>
  </math:semantics>
</math:math>
</file>

<file path=Object 9/content.xml><?xml version="1.0" encoding="utf-8"?>
<!DOCTYPE math  PUBLIC '-//OpenOffice.org//DTD Modified W3C MathML 1.01//EN'  'math.dtd'>
<math:math xmlns:math="http://www.w3.org/1998/Math/MathML">
  <math:semantics>
    <math:mi>E</math:mi>
    <math:annotation math:encoding="StarMath 5.0">E</math:annotation>
  </math:semantics>
</math:math>
</file>